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563in" fo:text-align="start" style:justify-single-word="false" fo:widows="1" fo:text-indent="0in" style:auto-text-indent="false"/>
    </style:style>
    <style:style style:name="P2" style:family="paragraph" style:parent-style-name="Standard">
      <style:paragraph-properties fo:margin-left="0in" fo:margin-right="0in" style:line-height-at-least="0.1563in" fo:text-align="center" style:justify-single-word="false" fo:widows="1" fo:text-indent="0in" style:auto-text-indent="false"/>
    </style:style>
    <style:style style:name="P3" style:family="paragraph" style:parent-style-name="Standard">
      <style:paragraph-properties fo:margin-left="0in" fo:margin-right="0in" style:line-height-at-least="0.1563in" fo:text-align="start" style:justify-single-word="false" fo:widows="1" fo:text-indent="0in" style:auto-text-indent="false"/>
      <style:text-properties fo:font-weight="bold" style:font-weight-asian="bold" style:font-weight-complex="bold"/>
    </style:style>
    <style:style style:name="P4" style:family="paragraph" style:parent-style-name="Standard">
      <style:paragraph-properties fo:margin-left="0in" fo:margin-right="0in" style:line-height-at-least="0.1563in" fo:text-align="center" style:justify-single-word="false" fo:widows="1" fo:text-indent="0in"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0in" fo:margin-right="0in" style:line-height-at-least="0.1563in" fo:text-align="start" style:justify-single-word="false" fo:widows="1" fo:text-indent="0in" style:auto-text-indent="false"/>
      <style:text-properties fo:font-weight="normal" style:font-weight-asian="normal" style:font-weight-complex="normal"/>
    </style:style>
    <style:style style:name="P6" style:family="paragraph" style:parent-style-name="Standard">
      <style:paragraph-properties fo:margin-left="0in" fo:margin-right="0in" style:line-height-at-least="0.1563in" fo:text-align="start" style:justify-single-word="false" fo:widows="1" fo:text-indent="0in" style:auto-text-indent="false"/>
      <style:text-properties fo:font-weight="normal" style:font-weight-asian="normal" style:font-weight-complex="normal"/>
    </style:style>
    <style:style style:name="P7" style:family="paragraph" style:parent-style-name="Standard">
      <style:paragraph-properties fo:margin-left="0in" fo:margin-right="0in" style:line-height-at-least="0.1563in" fo:text-align="start" style:justify-single-word="false" fo:widows="1" fo:text-indent="0in" style:auto-text-indent="false"/>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COMPTE-RENDU</text:p>
      <text:p text:style-name="P4">Réunion n°3 – 10/03</text:p>
      <text:p text:style-name="P1"/>
      <text:p text:style-name="P2">Projet de dévellopement informatique : MusiCore – Projet 22</text:p>
      <text:p text:style-name="P1"/>
      <text:p text:style-name="P1">Encadrant : François Trahay</text:p>
      <text:p text:style-name="P1"/>
      <text:p text:style-name="P1">Présent :</text:p>
      <text:p text:style-name="P1">Bettini Aurélien</text:p>
      <text:p text:style-name="P1">Plichart Victor</text:p>
      <text:p text:style-name="P1">Villedieu Anaïs</text:p>
      <text:p text:style-name="P1">Vurli Constantin</text:p>
      <text:p text:style-name="P1"/>
      <text:p text:style-name="P3">TRAVAIL EFFECTUE</text:p>
      <text:p text:style-name="P3"/>
      <text:p text:style-name="P5"><text:tab/>• Analyse :</text:p>
      <text:p text:style-name="P5">La détection de BPM est faite, il est possible d'obtenir le BPM moyen pour un tri simplifié, ou un BPM de début et de fin pour avec une transition plus harmonieuse.</text:p>
      <text:p text:style-name="P5"/>
      <text:p text:style-name="P5"><text:tab/>• Tri : </text:p>
      <text:p text:style-name="P5">Pour l'instant seul le tri BPM existe, il s'agit d'un tri fusion classique. Il faut gérer les chansons à BPM égal.</text:p>
      <text:p text:style-name="P5">On considère également travailler en objet pour le tri, ce qui rendrait la manipulation des données récupérées après l'analyse plus agréable, typiquement : </text:p>
      <text:p text:style-name="P5"><text:tab/>classe Musique</text:p>
      <text:p text:style-name="P5"><text:tab/><text:tab/>-emplacement</text:p>
      <text:p text:style-name="P5"><text:tab/><text:tab/>-titre</text:p>
      <text:p text:style-name="P5"><text:tab/><text:tab/>-BPM (etc)</text:p>
      <text:p text:style-name="P5"/>
      <text:p text:style-name="P5"><text:tab/>• UI :</text:p>
      <text:p text:style-name="P5">Le choix d'utiliser gtk3+ à été fait. Il fonctionne bien avec python et permet le drag and drop.</text:p>
      <text:p text:style-name="P5"/>
      <text:p text:style-name="P3">TRAVAIL A FAIRE</text:p>
      <text:p text:style-name="P3"/>
      <text:p text:style-name="P3"><text:tab/>• Livrable 2 :</text:p>
      <text:p text:style-name="P3"><text:span text:style-name="T1">Avoir un prototype qui fonctionne : par exemple pouvoir lire un csv et génere une playlist (pas problématique si le tri n'est pas optimal). Si l'analyse fonctionne, trier le résultat.</text:span></text:p>
      <text:p text:style-name="P3"><text:span text:style-name="T1">Mettre le prototype sur le Git et mettre un fichier contenant les librairies à avoir.</text:span></text:p>
      <text:p text:style-name="P5"/>
      <text:p text:style-name="P5"><text:tab/>• Analyse :</text:p>
      <text:p text:style-name="P5">Il faut coder une FFT pour extraire les différentes fréquences significatives, puis les associers aux tonalités du morceau.</text:p>
      <text:p text:style-name="P5">Il faudra enregistrer les données pour qu'elles puissent être réutilisées à posteriori.</text:p>
      <text:p text:style-name="P5"/>
      <text:p text:style-name="P5"><text:tab/>• Tri :</text:p>
      <text:p text:style-name="P5">Coder une fonction qui permetterai de trier non pas en fonction du BPM moyen mais du BPM de début <text:soft-page-break/>et de fin.</text:p>
      <text:p text:style-name="P5"/>
      <text:p text:style-name="P5"><text:tab/>• Sortie :</text:p>
      <text:p text:style-name="P5">Faire l'enregistrement et l'exportation de la playlist finale à partir du csv obtenu après le tri. Générer une playlist, format m3u peut-être interessant.</text:p>
      <text:p text:style-name="P5"/>
      <text:p text:style-name="P5"><text:tab/>• Lecture :</text:p>
      <text:p text:style-name="P5">Plus tard, une fois que le projet de base fonctionne, il s'agirait de coder une application externe pour faire la lecture de la playlist (en utlisant l'API VLC). Et avoir une lecture interactive (transitions en fondu).</text:p>
      <text:p text:style-name="P5"/>
      <text:p text:style-name="P3">COMMENTAIRES DE L'ENCADRANT</text:p>
      <text:p text:style-name="P3"/>
      <text:p text:style-name="P5"><text:tab/>• Regarder le module interface utilisateur sur moddle, il concerne Java mais est assez universel pour nous aider avec Python.</text:p>
      <text:p text:style-name="P5"/>
      <text:p text:style-name="P5"><text:tab/>• Pour l'analyse de données qui pose les plus de soucis en rapidité d'execution de part la nature du programme, il pourrait être interssant d'utiliser un équivalent de Openmp pour Python pour avoir une éxecution par processeur et ainsi accelérer le programme. Sinon faire du threading. (domaine de recherche de Mr. Trahay)</text:p>
      <text:p text:style-name="P5"/>
      <text:p text:style-name="P5"><text:tab/>• Une complexité d'exectution du programme de n² est tout à fait acceptable.</text:p>
      <text:p text:style-name="P5"/>
      <text:p text:style-name="P5"><text:tab/>• Mettre des assert partout dans le code pour débugger et faire des tests unitaires à la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ïs Villedieu</meta:initial-creator>
    <meta:creation-date>2016-03-03T18:29:48.66</meta:creation-date>
    <dc:date>2016-04-21T16:50:51.88</dc:date>
    <dc:creator>Anaïs Villedieu</dc:creator>
    <meta:editing-duration>PT7H1M53S</meta:editing-duration>
    <meta:editing-cycles>3</meta:editing-cycles>
    <meta:generator>OpenOffice/4.1.1$Win32 OpenOffice.org_project/411m6$Build-9775</meta:generator>
    <meta:document-statistic meta:table-count="0" meta:image-count="0" meta:object-count="0" meta:page-count="2" meta:paragraph-count="39" meta:word-count="420" meta:character-count="2490"/>
  </office:meta>
</office:document-meta>
</file>